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ca" svg:font-family="Monca"/>
    <style:font-face style:name="FreeSans1" svg:font-family="FreeSans" style:font-family-generic="swiss"/>
    <style:font-face style:name="Inconsolata" svg:font-family="Inconsolata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Helvetica Neue" svg:font-family="'Helvetica Neue'" style:font-pitch="variable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Inconsolata" fo:font-size="12pt" fo:font-weight="normal" officeooo:rsid="000236de" officeooo:paragraph-rsid="000236de" style:font-size-asian="12pt" style:font-weight-asian="normal" style:font-size-complex="12pt" style:font-weight-complex="normal"/>
    </style:style>
    <style:style style:name="P2" style:family="paragraph" style:parent-style-name="Preformatted_20_Text">
      <style:text-properties style:font-name="San Francisco Text" fo:font-size="14pt" fo:font-weight="normal" officeooo:rsid="000236de" officeooo:paragraph-rsid="000236de" style:font-size-asian="14pt" style:font-weight-asian="normal" style:font-size-complex="14pt" style:font-weight-complex="normal"/>
    </style:style>
    <style:style style:name="P3" style:family="paragraph" style:parent-style-name="Preformatted_20_Text">
      <style:text-properties officeooo:paragraph-rsid="000236de"/>
    </style:style>
    <style:style style:name="P4" style:family="paragraph" style:parent-style-name="Title">
      <style:paragraph-properties fo:text-align="center" style:justify-single-word="false"/>
      <style:text-properties style:font-name="San Francisco Display" fo:font-weight="normal" officeooo:paragraph-rsid="000236de" style:font-weight-asian="normal" style:font-weight-complex="normal"/>
    </style:style>
    <style:style style:name="T1" style:family="text">
      <style:text-properties style:font-name="San Francisco Text" fo:font-size="14pt" fo:font-weight="normal" officeooo:rsid="000236de" style:font-size-asian="14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ming solutions by:</text:p>
      <text:p text:style-name="P4">Dedipyaman Das | 17BCE7080</text:p>
      <text:p text:style-name="P2"/>
      <text:p text:style-name="P2">Please go to this github repository for all the code:</text:p>
      <text:p text:style-name="P2"/>
      <text:p text:style-name="P3"><text:a xlink:type="simple" xlink:href="https://github.com/2Dsharp/college/tree/master/Fall-17/CSE/CPP/Assignments/" text:style-name="Internet_20_link" text:visited-style-name="Visited_20_Internet_20_Link"><text:span text:style-name="T1">Dedipyaman's GitHub Repository</text:span></text:a></text:p>
      <text:p text:style-name="P2"/>
      <text:p text:style-name="P2">The name of the source code file followed by the code itself and the output is given.</text:p>
      <text:p text:style-name="P2"/>
      <text:p text:style-name="P2">Each code is written in GNU Emacs and compiled in G++ in a Linux environment. </text:p>
      <text:p text:style-name="P1"/>
      <text:p text:style-name="P1">NegativityPositivity.cpp</text:p>
      <text:p text:style-name="P1"/>
      <text:p text:style-name="P1">#include &lt;iostream&gt;</text:p>
      <text:p text:style-name="P1">#include &lt;string&gt;</text:p>
      <text:p text:style-name="P1"/>
      <text:p text:style-name="P1">int main() {</text:p>
      <text:p text:style-name="P1"/>
      <text:p text:style-name="P1"><text:s text:c="2"/>int num;</text:p>
      <text:p text:style-name="P1"><text:s text:c="2"/>std::string type;</text:p>
      <text:p text:style-name="P1"/>
      <text:p text:style-name="P1"><text:s text:c="2"/>std::cout &lt;&lt; "Enter the number: ";</text:p>
      <text:p text:style-name="P1"><text:s text:c="2"/>std::cin &gt;&gt; num;</text:p>
      <text:p text:style-name="P1"/>
      <text:p text:style-name="P1"><text:s text:c="2"/>type = "Zero";</text:p>
      <text:p text:style-name="P1"><text:s text:c="2"/></text:p>
      <text:p text:style-name="P1"><text:s text:c="2"/>if (num &gt; 0) {</text:p>
      <text:p text:style-name="P1"><text:s text:c="4"/>type = "Positive";</text:p>
      <text:p text:style-name="P1"><text:s text:c="2"/>}</text:p>
      <text:p text:style-name="P1"><text:s text:c="2"/>else if (num &lt; 0) {</text:p>
      <text:p text:style-name="P1"><text:s text:c="4"/>type = "Negative";</text:p>
      <text:p text:style-name="P1"><text:s text:c="2"/>}</text:p>
      <text:p text:style-name="P1"/>
      <text:p text:style-name="P1"><text:s text:c="2"/>std::cout &lt;&lt; "The number is " &lt;&lt; type &lt;&lt; "\n";</text:p>
      <text:p text:style-name="P1"/>
      <text:p text:style-name="P1"><text:s text:c="2"/>return 0;</text:p>
      <text:p text:style-name="P1">}</text:p>
      <text:p text:style-name="P1">--</text:p>
      <text:p text:style-name="P1">g++ NegativityPositivity.cpp -o NegativityPositivity.o</text:p>
      <text:p text:style-name="P1">dedipyaman@2D:~/Code/college/Fall-17/CSE/CPP/Classwork$ ./NegativityPositivity.o </text:p>
      <text:p text:style-name="P1">Enter the number: 12</text:p>
      <text:p text:style-name="P1">The number is Positive</text:p>
      <text:p text:style-name="P1"/>
      <text:p text:style-name="P1"/>
      <text:p text:style-name="P1"><text:soft-page-break/>DivisibleByNums.cpp</text:p>
      <text:p text:style-name="P1"/>
      <text:p text:style-name="P1">#include &lt;iostream&gt;</text:p>
      <text:p text:style-name="P1"/>
      <text:p text:style-name="P1">int main() {</text:p>
      <text:p text:style-name="P1"/>
      <text:p text:style-name="P1"><text:s text:c="2"/>int num;</text:p>
      <text:p text:style-name="P1"><text:s text:c="2"/></text:p>
      <text:p text:style-name="P1"><text:s text:c="2"/>std::cout &lt;&lt; "Enter the number: ";</text:p>
      <text:p text:style-name="P1"><text:s text:c="2"/>std::cin &gt;&gt; num;</text:p>
      <text:p text:style-name="P1"/>
      <text:p text:style-name="P1"><text:s text:c="2"/>if (num % 55 == 0) {</text:p>
      <text:p text:style-name="P1"><text:s text:c="4"/>std::cout &lt;&lt; "It is divisible by 5 and 11";</text:p>
      <text:p text:style-name="P1"><text:s text:c="2"/>}</text:p>
      <text:p text:style-name="P1"/>
      <text:p text:style-name="P1"><text:s text:c="2"/>else</text:p>
      <text:p text:style-name="P1"><text:s text:c="4"/>std::cout &lt;&lt; "It is not divisible by 5 and 11";</text:p>
      <text:p text:style-name="P1"/>
      <text:p text:style-name="P1"><text:s text:c="2"/>return 0; <text:s text:c="2"/></text:p>
      <text:p text:style-name="P1">}</text:p>
      <text:p text:style-name="P1"/>
      <text:p text:style-name="P1">--</text:p>
      <text:p text:style-name="P1">dedipyaman@2D:~/Code/college/Fall-17/CSE/CPP/Classwork$ g++ DivisibleByNums.cpp -o DivisibleByNums.o</text:p>
      <text:p text:style-name="P1">dedipyaman@2D:~/Code/college/Fall-17/CSE/CPP/Classwork$ ./DivisibleByNums.o </text:p>
      <text:p text:style-name="P1">Enter the number: 110</text:p>
      <text:p text:style-name="P1">It is divisible by 5 and 11</text:p>
      <text:p text:style-name="P1"/>
      <text:p text:style-name="P1">OddOrEven.cpp</text:p>
      <text:p text:style-name="P1"/>
      <text:p text:style-name="P1">#include &lt;iostream&gt;</text:p>
      <text:p text:style-name="P1"/>
      <text:p text:style-name="P1">int main() {</text:p>
      <text:p text:style-name="P1"/>
      <text:p text:style-name="P1"><text:s text:c="2"/>int num;</text:p>
      <text:p text:style-name="P1"><text:s text:c="2"/></text:p>
      <text:p text:style-name="P1"><text:s text:c="2"/>std::cout &lt;&lt; "Enter the number: ";</text:p>
      <text:p text:style-name="P1"><text:s text:c="2"/>std::cin &gt;&gt; num;</text:p>
      <text:p text:style-name="P1"/>
      <text:p text:style-name="P1"><text:s text:c="2"/>if (num%2==0) {</text:p>
      <text:p text:style-name="P1"/>
      <text:p text:style-name="P1"><text:s text:c="4"/>std::cout &lt;&lt; "The number is even\n";</text:p>
      <text:p text:style-name="P1"><text:s text:c="2"/>}</text:p>
      <text:p text:style-name="P1"><text:s text:c="2"/>else</text:p>
      <text:p text:style-name="P1"><text:s text:c="4"/>std::cout &lt;&lt; "Odd number\n";</text:p>
      <text:p text:style-name="P1"/>
      <text:p text:style-name="P1"><text:s text:c="2"/>return 0;</text:p>
      <text:p text:style-name="P1">}</text:p>
      <text:p text:style-name="P1"/>
      <text:p text:style-name="P1">--</text:p>
      <text:p text:style-name="P1">./OddOrEven.o </text:p>
      <text:p text:style-name="P1">Enter the number: 17</text:p>
      <text:p text:style-name="P1">Odd number</text:p>
      <text:p text:style-name="P1"/>
      <text:p text:style-name="P1"><text:soft-page-break/>LeapYear.cpp</text:p>
      <text:p text:style-name="P1"/>
      <text:p text:style-name="P1">#include &lt;iostream&gt;</text:p>
      <text:p text:style-name="P1">#include &lt;string&gt;</text:p>
      <text:p text:style-name="P1"/>
      <text:p text:style-name="P1">int main() {</text:p>
      <text:p text:style-name="P1"/>
      <text:p text:style-name="P1"><text:s text:c="2"/>int year;</text:p>
      <text:p text:style-name="P1"><text:s text:c="2"/>std::string type;</text:p>
      <text:p text:style-name="P1"><text:s text:c="2"/></text:p>
      <text:p text:style-name="P1"><text:s text:c="2"/>std::cout &lt;&lt; "Enter year: ";</text:p>
      <text:p text:style-name="P1"><text:s text:c="2"/>std::cin &gt;&gt; year;</text:p>
      <text:p text:style-name="P1"/>
      <text:p text:style-name="P1"><text:s text:c="2"/>type = "Common year";</text:p>
      <text:p text:style-name="P1"><text:s text:c="2"/></text:p>
      <text:p text:style-name="P1"><text:s text:c="2"/>if ((year % 4 <text:s/>== 0) &amp;&amp; (year % 100 != 0) || (year % 400 == 0)) {</text:p>
      <text:p text:style-name="P1"><text:s text:c="4"/>type= "Leap year";</text:p>
      <text:p text:style-name="P1"><text:s text:c="2"/>}</text:p>
      <text:p text:style-name="P1"/>
      <text:p text:style-name="P1"><text:s text:c="2"/>std::cout &lt;&lt; "It is a " &lt;&lt; type &lt;&lt; "\n";</text:p>
      <text:p text:style-name="P1"/>
      <text:p text:style-name="P1"><text:s text:c="2"/>return 0;</text:p>
      <text:p text:style-name="P1">}</text:p>
      <text:p text:style-name="P1">--</text:p>
      <text:p text:style-name="P1">dedipyaman@2D:~/Code/college/Fall-17/CSE/CPP/Classwork$ ./LeapYear.o </text:p>
      <text:p text:style-name="P1">Enter year: 1990</text:p>
      <text:p text:style-name="P1">It is a Common year</text:p>
      <text:p text:style-name="P1"/>
      <text:p text:style-name="P1">AlphabetOrNot.cpp</text:p>
      <text:p text:style-name="P1"/>
      <text:p text:style-name="P1">#include &lt;iostream&gt;</text:p>
      <text:p text:style-name="P1"/>
      <text:p text:style-name="P1">int main() {</text:p>
      <text:p text:style-name="P1"/>
      <text:p text:style-name="P1"><text:s text:c="2"/>char character;</text:p>
      <text:p text:style-name="P1"><text:s text:c="2"/>int ascii;</text:p>
      <text:p text:style-name="P1"><text:s text:c="2"/></text:p>
      <text:p text:style-name="P1"><text:s text:c="2"/>std::cout &lt;&lt; "Enter your character: ";</text:p>
      <text:p text:style-name="P1"><text:s text:c="2"/>std::cin &gt;&gt; character;</text:p>
      <text:p text:style-name="P1"/>
      <text:p text:style-name="P1"><text:s text:c="2"/>ascii = (int) character ;</text:p>
      <text:p text:style-name="P1"/>
      <text:p text:style-name="P1"><text:s text:c="2"/>if ((ascii &gt;= 65 &amp;&amp; ascii &lt;= 90) || (ascii &gt;= 97 &amp;&amp; ascii &lt;= 122)) {</text:p>
      <text:p text:style-name="P1"/>
      <text:p text:style-name="P1"><text:s text:c="4"/>std::cout &lt;&lt; "It is an alphabet" &lt;&lt; std::endl;</text:p>
      <text:p text:style-name="P1"><text:s text:c="2"/>}</text:p>
      <text:p text:style-name="P1"><text:s text:c="2"/>else std::cout &lt;&lt; "It ain't an alphabet" &lt;&lt; std::endl;</text:p>
      <text:p text:style-name="P1"><text:s text:c="2"/></text:p>
      <text:p text:style-name="P1"><text:s text:c="2"/>return 0;</text:p>
      <text:p text:style-name="P1">}</text:p>
      <text:p text:style-name="P1">--</text:p>
      <text:p text:style-name="P1">dedipyaman@2D:~/Code/college/Fall-17/CSE/CPP/Classwork$ ./AlphabetOrNot.o </text:p>
      <text:p text:style-name="P1">Enter your character: p</text:p>
      <text:p text:style-name="P1">It is an alphabet</text:p>
      <text:p text:style-name="P1"><text:soft-page-break/></text:p>
      <text:p text:style-name="P1">ConsonantsAndVowels.cpp</text:p>
      <text:p text:style-name="P1"/>
      <text:p text:style-name="P1">#include &lt;iostream&gt;</text:p>
      <text:p text:style-name="P1"/>
      <text:p text:style-name="P1">int main() {</text:p>
      <text:p text:style-name="P1"/>
      <text:p text:style-name="P1"><text:s text:c="2"/>char character;</text:p>
      <text:p text:style-name="P1"><text:s text:c="2"/>std::cin &gt;&gt; character;</text:p>
      <text:p text:style-name="P1"><text:s text:c="2"/></text:p>
      <text:p text:style-name="P1"><text:s text:c="2"/>switch (character) {</text:p>
      <text:p text:style-name="P1"/>
      <text:p text:style-name="P1"><text:s text:c="6"/>case 'A':</text:p>
      <text:p text:style-name="P1"><text:s text:c="6"/>case 'E':</text:p>
      <text:p text:style-name="P1"><text:s text:c="6"/>case 'I':</text:p>
      <text:p text:style-name="P1"><text:s text:c="6"/>case 'O':</text:p>
      <text:p text:style-name="P1"><text:s text:c="6"/>case 'U':</text:p>
      <text:p text:style-name="P1"><text:s text:c="6"/>case 'a':</text:p>
      <text:p text:style-name="P1"><text:s text:c="6"/>case 'e':</text:p>
      <text:p text:style-name="P1"><text:s text:c="6"/>case 'i':</text:p>
      <text:p text:style-name="P1"><text:s text:c="6"/>case 'o':</text:p>
      <text:p text:style-name="P1"><text:s text:c="6"/>case 'u':</text:p>
      <text:p text:style-name="P1"><text:tab/> <text:s/>std::cout &lt;&lt; "It is a vowel" &lt;&lt; std::endl;</text:p>
      <text:p text:style-name="P1"><text:tab/> <text:s/>break;</text:p>
      <text:p text:style-name="P1"><text:s text:c="6"/>default:</text:p>
      <text:p text:style-name="P1"><text:tab/> <text:s/>std::cout &lt;&lt; "It a consonant" &lt;&lt; std::endl;</text:p>
      <text:p text:style-name="P1"><text:s text:c="2"/>}</text:p>
      <text:p text:style-name="P1"><text:s text:c="2"/></text:p>
      <text:p text:style-name="P1"><text:s text:c="2"/>return 0;</text:p>
      <text:p text:style-name="P1">}</text:p>
      <text:p text:style-name="P1"/>
      <text:p text:style-name="P1">--</text:p>
      <text:p text:style-name="P1">dedipyaman@2D:~/Code/college/Fall-17/CSE/CPP/Classwork$ ./ConsonantsAndVowels.o </text:p>
      <text:p text:style-name="P1">Enter any alphabet: o</text:p>
      <text:p text:style-name="P1">It is a vowel</text:p>
      <text:p text:style-name="P1"/>
      <text:p text:style-name="P1">CharacterRecognition.cpp</text:p>
      <text:p text:style-name="P1"/>
      <text:p text:style-name="P1">#include &lt;iostream&gt;</text:p>
      <text:p text:style-name="P1"/>
      <text:p text:style-name="P1">int main() {</text:p>
      <text:p text:style-name="P1"/>
      <text:p text:style-name="P1"><text:s text:c="2"/>char character;</text:p>
      <text:p text:style-name="P1"><text:s text:c="2"/>int ascii;</text:p>
      <text:p text:style-name="P1"/>
      <text:p text:style-name="P1"><text:s text:c="2"/>std::cout &lt;&lt; "Enter any character: ";</text:p>
      <text:p text:style-name="P1"><text:s text:c="2"/>std::cin &gt;&gt; character;</text:p>
      <text:p text:style-name="P1"><text:s text:c="2"/>ascii = (int) character;</text:p>
      <text:p text:style-name="P1"><text:s text:c="2"/></text:p>
      <text:p text:style-name="P1"><text:s text:c="2"/>if ((ascii &gt;= 65 &amp;&amp; ascii &lt;= 90) || (ascii &gt;= 97 &amp;&amp; ascii &lt;= 121)) {</text:p>
      <text:p text:style-name="P1"><text:s text:c="4"/>std::cout &lt;&lt; "Alphabet";</text:p>
      <text:p text:style-name="P1"><text:s text:c="4"/></text:p>
      <text:p text:style-name="P1"><text:s text:c="2"/>}</text:p>
      <text:p text:style-name="P1"><text:s text:c="2"/>else if (ascii &gt;= 48 &amp;&amp; ascii &lt;=57) {</text:p>
      <text:p text:style-name="P1"><text:soft-page-break/><text:s text:c="4"/>std::cout &lt;&lt; "Digit";</text:p>
      <text:p text:style-name="P1"><text:s text:c="2"/>}</text:p>
      <text:p text:style-name="P1"><text:s text:c="2"/>else {</text:p>
      <text:p text:style-name="P1"><text:s text:c="4"/>std::cout &lt;&lt; "Special character";</text:p>
      <text:p text:style-name="P1"><text:s text:c="2"/>}</text:p>
      <text:p text:style-name="P1"><text:s text:c="2"/>std::cout &lt;&lt; std::endl;</text:p>
      <text:p text:style-name="P1"><text:s text:c="2"/>return 0;</text:p>
      <text:p text:style-name="P1">}</text:p>
      <text:p text:style-name="P1"/>
      <text:p text:style-name="P1">--</text:p>
      <text:p text:style-name="P1">./CharacterRecognition.o </text:p>
      <text:p text:style-name="P1">Enter any character: q</text:p>
      <text:p text:style-name="P1">Alphabet</text:p>
      <text:p text:style-name="P1"/>
      <text:p text:style-name="P1">UpperCaseLowerCase.cpp</text:p>
      <text:p text:style-name="P1"/>
      <text:p text:style-name="P1">#include &lt;iostream&gt;</text:p>
      <text:p text:style-name="P1"/>
      <text:p text:style-name="P1">int main() {</text:p>
      <text:p text:style-name="P1"/>
      <text:p text:style-name="P1"><text:s text:c="2"/>char character;</text:p>
      <text:p text:style-name="P1"><text:s text:c="2"/>int ascii;</text:p>
      <text:p text:style-name="P1"/>
      <text:p text:style-name="P1"><text:s text:c="2"/>std::cout &lt;&lt; "Enter any alphabet: ";</text:p>
      <text:p text:style-name="P1"><text:s text:c="2"/>std::cin &gt;&gt; character;</text:p>
      <text:p text:style-name="P1"><text:s text:c="2"/>ascii = (int) character;</text:p>
      <text:p text:style-name="P1"/>
      <text:p text:style-name="P1"><text:s text:c="2"/>if (ascii &gt;= 65 &amp;&amp; ascii &lt;= 90) {</text:p>
      <text:p text:style-name="P1"><text:s text:c="4"/>std::cout &lt;&lt; "Uppercase";</text:p>
      <text:p text:style-name="P1"><text:s text:c="2"/>}</text:p>
      <text:p text:style-name="P1"><text:s text:c="2"/>else if (ascii &gt;= 97 &amp;&amp; ascii &lt;= 122) {</text:p>
      <text:p text:style-name="P1"><text:s text:c="4"/>std::cout &lt;&lt; "Lowercase";</text:p>
      <text:p text:style-name="P1"><text:s text:c="2"/>}</text:p>
      <text:p text:style-name="P1"><text:s text:c="2"/>else {</text:p>
      <text:p text:style-name="P1"><text:s text:c="4"/>std::cout &lt;&lt; "Please put alphabets";</text:p>
      <text:p text:style-name="P1"><text:s text:c="2"/>}</text:p>
      <text:p text:style-name="P1"><text:s text:c="2"/></text:p>
      <text:p text:style-name="P1"><text:s text:c="2"/>std::cout &lt;&lt; std::endl;</text:p>
      <text:p text:style-name="P1"><text:s text:c="2"/>return 0;</text:p>
      <text:p text:style-name="P1">}</text:p>
      <text:p text:style-name="P1">--</text:p>
      <text:p text:style-name="P1">dedipyaman@2D:~/Code/college/Fall-17/CSE/CPP/Classwork$ ./UpperCaseLowerCase.o </text:p>
      <text:p text:style-name="P1">Enter any alphabet: K</text:p>
      <text:p text:style-name="P1">Uppercase</text:p>
      <text:p text:style-name="P1"/>
      <text:p text:style-name="P1">Weekdays.cpp</text:p>
      <text:p text:style-name="P1"/>
      <text:p text:style-name="P1">#include &lt;iostream&gt;</text:p>
      <text:p text:style-name="P1">#include &lt;string&gt;</text:p>
      <text:p text:style-name="P1">#include &lt;vector&gt;</text:p>
      <text:p text:style-name="P1"/>
      <text:p text:style-name="P1">int main() {</text:p>
      <text:p text:style-name="P1"/>
      <text:p text:style-name="P1"><text:s text:c="2"/>int dayNum;</text:p>
      <text:p text:style-name="P1"><text:soft-page-break/><text:s text:c="2"/></text:p>
      <text:p text:style-name="P1"><text:s text:c="2"/>std::cout &lt;&lt; "Enter the week day number (1-7): ";</text:p>
      <text:p text:style-name="P1"><text:s text:c="2"/>std::cin &gt;&gt; dayNum;</text:p>
      <text:p text:style-name="P1"/>
      <text:p text:style-name="P1"><text:s text:c="2"/>if (dayNum &gt; 7) {</text:p>
      <text:p text:style-name="P1"><text:s text:c="4"/>std::cout &lt;&lt; "Please enter a valid number.\n";</text:p>
      <text:p text:style-name="P1"><text:s text:c="4"/>main();</text:p>
      <text:p text:style-name="P1"><text:s text:c="2"/>}</text:p>
      <text:p text:style-name="P1"><text:s text:c="2"/></text:p>
      <text:p text:style-name="P1"><text:s text:c="2"/>std::vector&lt;std::string&gt; daySet = {</text:p>
      <text:p text:style-name="P1"><text:s text:c="4"/>"Monday", "Tuesday", "Wednesday", "Thursday", "Friday", "Saturday",</text:p>
      <text:p text:style-name="P1"><text:s text:c="4"/>"Sunday"</text:p>
      <text:p text:style-name="P1"><text:s text:c="2"/>};</text:p>
      <text:p text:style-name="P1"/>
      <text:p text:style-name="P1"><text:s text:c="2"/>std::cout &lt;&lt; "The day is: " &lt;&lt; daySet[dayNum-1] &lt;&lt; std::endl;</text:p>
      <text:p text:style-name="P1"><text:s text:c="2"/></text:p>
      <text:p text:style-name="P1"><text:s text:c="2"/>return 0;</text:p>
      <text:p text:style-name="P1">}</text:p>
      <text:p text:style-name="P1"><text:s text:c="6"/></text:p>
      <text:p text:style-name="P1"><text:s text:c="2"/></text:p>
      <text:p text:style-name="P1">--</text:p>
      <text:p text:style-name="P1">dedipyaman@2D:~/Code/college/Fall-17/CSE/CPP/Classwork$ ./Weekdays.o </text:p>
      <text:p text:style-name="P1">Enter the week day number (1-7): 6</text:p>
      <text:p text:style-name="P1">The day is: Saturday</text:p>
      <text:p text:style-name="P1"/>
      <text:p text:style-name="P1">MonthDayNumber.cpp</text:p>
      <text:p text:style-name="P1"/>
      <text:p text:style-name="P1">#include &lt;iostream&gt;</text:p>
      <text:p text:style-name="P1">#include &lt;vector&gt;</text:p>
      <text:p text:style-name="P1"/>
      <text:p text:style-name="P1">int main() {</text:p>
      <text:p text:style-name="P1"/>
      <text:p text:style-name="P1"><text:s text:c="2"/>int month;</text:p>
      <text:p text:style-name="P1"><text:s text:c="2"/></text:p>
      <text:p text:style-name="P1"><text:s text:c="2"/>std::cout &lt;&lt; "Enter the number of the month: ";</text:p>
      <text:p text:style-name="P1"><text:s text:c="2"/>std::cin &gt;&gt; month;</text:p>
      <text:p text:style-name="P1"/>
      <text:p text:style-name="P1"><text:s text:c="2"/>std::vector&lt;int&gt; monthSet =</text:p>
      <text:p text:style-name="P1"><text:s text:c="4"/>{</text:p>
      <text:p text:style-name="P1"><text:s text:c="6"/>31,28,31,30,31,30,31,31,30,31,30,31</text:p>
      <text:p text:style-name="P1"><text:s text:c="4"/>};</text:p>
      <text:p text:style-name="P1"/>
      <text:p text:style-name="P1"><text:s text:c="2"/>std::cout &lt;&lt; "The number of days in the month is: " &lt;&lt; monthSet[month-1] &lt;&lt; std::endl;</text:p>
      <text:p text:style-name="P1">}</text:p>
      <text:p text:style-name="P1"><text:s text:c="2"/></text:p>
      <text:p text:style-name="P1">--</text:p>
      <text:p text:style-name="P1">dedipyaman@2D:~/Code/college/Fall-17/CSE/CPP/Classwork$ ./MonthDayNumber.o </text:p>
      <text:p text:style-name="P1">Enter the number of the month: 11</text:p>
      <text:p text:style-name="P1">The number of days in the month is: 30</text:p>
      <text:p text:style-name="P1"/>
      <text:p text:style-name="P1">Denominations.cpp</text:p>
      <text:p text:style-name="P1">#include &lt;iostream&gt;</text:p>
      <text:p text:style-name="P1">#include &lt;algorithm&gt;</text:p>
      <text:p text:style-name="P1"><text:soft-page-break/>#include &lt;vector&gt;</text:p>
      <text:p text:style-name="P1"/>
      <text:p text:style-name="P1">int main() {</text:p>
      <text:p text:style-name="P1"/>
      <text:p text:style-name="P1"><text:s text:c="2"/>int amt;</text:p>
      <text:p text:style-name="P1"><text:s text:c="2"/>int denomination;</text:p>
      <text:p text:style-name="P1"><text:s text:c="2"/>int res, change;</text:p>
      <text:p text:style-name="P1"><text:s text:c="2"/></text:p>
      <text:p text:style-name="P1"><text:s text:c="2"/>std::cout &lt;&lt; "Enter the amount: ";</text:p>
      <text:p text:style-name="P1"><text:s text:c="2"/>std::cin &gt;&gt; amt;</text:p>
      <text:p text:style-name="P1"/>
      <text:p text:style-name="P1"><text:s text:c="2"/>std::cout &lt;&lt; "Enter the denomination "</text:p>
      <text:p text:style-name="P1"><text:tab/> <text:s text:c="3"/>&lt;&lt; std::endl</text:p>
      <text:p text:style-name="P1"><text:tab/> <text:s text:c="3"/>&lt;&lt; "(5, 10, 20, 50, 100, 500, 2000) : ";</text:p>
      <text:p text:style-name="P1"><text:s text:c="2"/></text:p>
      <text:p text:style-name="P1"><text:s text:c="2"/>std::cin &gt;&gt; denomination;</text:p>
      <text:p text:style-name="P1"><text:s text:c="2"/></text:p>
      <text:p text:style-name="P1"><text:s text:c="2"/>std::vector&lt;int&gt;denominations</text:p>
      <text:p text:style-name="P1"><text:s text:c="2"/>{ 5, 10, 20, 50, 100, 500, 2000 };</text:p>
      <text:p text:style-name="P1"><text:s text:c="2"/></text:p>
      <text:p text:style-name="P1"><text:s text:c="2"/>if (!std::binary_search(denominations.begin(), denominations.end(), denomination)) {</text:p>
      <text:p text:style-name="P1"/>
      <text:p text:style-name="P1"><text:s text:c="4"/>std::cout &lt;&lt; "Enter an actual denomination from the list" &lt;&lt; std::endl;</text:p>
      <text:p text:style-name="P1"><text:s text:c="4"/>main();</text:p>
      <text:p text:style-name="P1"><text:s text:c="2"/>}</text:p>
      <text:p text:style-name="P1"/>
      <text:p text:style-name="P1"><text:s text:c="2"/>res = amt/denomination;</text:p>
      <text:p text:style-name="P1"><text:s text:c="2"/>change = amt % denomination;</text:p>
      <text:p text:style-name="P1"/>
      <text:p text:style-name="P1"><text:s text:c="2"/>std::cout &lt;&lt; "The number of " &lt;&lt; denomination &lt;&lt; " rupees note required is "</text:p>
      <text:p text:style-name="P1"><text:tab/> <text:s text:c="3"/>&lt;&lt; res</text:p>
      <text:p text:style-name="P1"><text:tab/> <text:s text:c="3"/>&lt;&lt; std::endl</text:p>
      <text:p text:style-name="P1"><text:tab/> <text:s text:c="3"/>&lt;&lt; "And the change left is: " &lt;&lt; change &lt;&lt; std::endl;</text:p>
      <text:p text:style-name="P1"/>
      <text:p text:style-name="P1"><text:s text:c="2"/>return 0;</text:p>
      <text:p text:style-name="P1">}</text:p>
      <text:p text:style-name="P1">--</text:p>
      <text:p text:style-name="P1"/>
      <text:p text:style-name="P1">dedipyaman@2D:~/Code/college/Fall-17/CSE/CPP/Classwork$ ./Denominations.o </text:p>
      <text:p text:style-name="P1">Enter the amount: 1000</text:p>
      <text:p text:style-name="P1">Enter the denomination </text:p>
      <text:p text:style-name="P1">(5, 10, 20, 50, 100, 500, 2000) : 100</text:p>
      <text:p text:style-name="P1">The number of 100 rupees note required is 10</text:p>
      <text:p text:style-name="P1">And the change left is: 0</text:p>
      <text:p text:style-name="P1"/>
      <text:p text:style-name="P1">TriangleValidationWithSides.cpp</text:p>
      <text:p text:style-name="P1"/>
      <text:p text:style-name="P1">#include &lt;iostream&gt;</text:p>
      <text:p text:style-name="P1"/>
      <text:p text:style-name="P1">int main() {</text:p>
      <text:p text:style-name="P1"><text:s text:c="2"/>int a, b, c;</text:p>
      <text:p text:style-name="P1"/>
      <text:p text:style-name="P1"><text:s text:c="2"/>std::cout &lt;&lt; "Enter the sides of a triangle separated by spaces: ";</text:p>
      <text:p text:style-name="P1"><text:soft-page-break/><text:s text:c="2"/>std::cin &gt;&gt; a &gt;&gt; b &gt;&gt; c;</text:p>
      <text:p text:style-name="P1"><text:s text:c="2"/></text:p>
      <text:p text:style-name="P1"><text:s text:c="2"/>if (a+b &gt; c &amp;&amp; a+c &gt; b &amp;&amp; b+c &gt; a) {</text:p>
      <text:p text:style-name="P1"><text:s text:c="4"/>std::cout &lt;&lt; "The sides form a triangle" &lt;&lt; std::endl;</text:p>
      <text:p text:style-name="P1"><text:s text:c="2"/>}</text:p>
      <text:p text:style-name="P1"><text:s text:c="2"/></text:p>
      <text:p text:style-name="P1"><text:s text:c="2"/>else</text:p>
      <text:p text:style-name="P1"><text:s text:c="4"/>std::cout &lt;&lt; "The sides do not form a triangle." &lt;&lt; std::endl;</text:p>
      <text:p text:style-name="P1"/>
      <text:p text:style-name="P1"><text:s text:c="2"/>return 0;</text:p>
      <text:p text:style-name="P1">}</text:p>
      <text:p text:style-name="P1">--</text:p>
      <text:p text:style-name="P1"/>
      <text:p text:style-name="P1">dedipyaman@2D:~/Code/college/Fall-17/CSE/CPP/Classwork$ ./TriangleValidationWithSides.o </text:p>
      <text:p text:style-name="P1">Enter the sides of a triangle separated by spaces: 3 4 5</text:p>
      <text:p text:style-name="P1">The sides form a triangle</text:p>
      <text:p text:style-name="P1"/>
      <text:p text:style-name="P1">TriangleValidationWithAngles.cpp</text:p>
      <text:p text:style-name="P1"/>
      <text:p text:style-name="P1">#include &lt;iostream&gt;</text:p>
      <text:p text:style-name="P1"/>
      <text:p text:style-name="P1">int main() {</text:p>
      <text:p text:style-name="P1"><text:s text:c="2"/>int a, b, c;</text:p>
      <text:p text:style-name="P1"/>
      <text:p text:style-name="P1"><text:s text:c="2"/>std::cout &lt;&lt; "Enter the angles of a triangle separated by spaces: ";</text:p>
      <text:p text:style-name="P1"><text:s text:c="2"/>std::cin &gt;&gt; a &gt;&gt; b &gt;&gt; c;</text:p>
      <text:p text:style-name="P1"><text:s text:c="2"/></text:p>
      <text:p text:style-name="P1"><text:s text:c="2"/>if ((a+b+c) == 180) {</text:p>
      <text:p text:style-name="P1"><text:s text:c="4"/>std::cout &lt;&lt; "The sides form a triangle" &lt;&lt; std::endl;</text:p>
      <text:p text:style-name="P1"><text:s text:c="2"/>}</text:p>
      <text:p text:style-name="P1"><text:s text:c="2"/></text:p>
      <text:p text:style-name="P1"><text:s text:c="2"/>else</text:p>
      <text:p text:style-name="P1"><text:s text:c="4"/>std::cout &lt;&lt; "The sides do not form a triangle." &lt;&lt; std::endl;</text:p>
      <text:p text:style-name="P1"/>
      <text:p text:style-name="P1"><text:s text:c="2"/>return 0;</text:p>
      <text:p text:style-name="P1">}</text:p>
      <text:p text:style-name="P1"/>
      <text:p text:style-name="P1">--</text:p>
      <text:p text:style-name="P1">dedipyaman@2D:~/Code/college/Fall-17/CSE/CPP/Classwork$ g++ TriangleValidationWithAngles.cpp -o TriangleValidationWithAngles.o</text:p>
      <text:p text:style-name="P1">dedipyaman@2D:~/Code/college/Fall-17/CSE/CPP/Classwork$ ./TriangleValidationWithAngles.o </text:p>
      <text:p text:style-name="P1">Enter the angles of a triangle separated by spaces: 90 45 45</text:p>
      <text:p text:style-name="P1">The sides form a triangle</text:p>
      <text:p text:style-name="P1"/>
      <text:p text:style-name="P1">TriangleTypeFinder.cpp</text:p>
      <text:p text:style-name="P1"/>
      <text:p text:style-name="P1">#include &lt;iostream&gt;</text:p>
      <text:p text:style-name="P1">#include &lt;string&gt;</text:p>
      <text:p text:style-name="P1"/>
      <text:p text:style-name="P1">int main() {</text:p>
      <text:p text:style-name="P1"><text:s text:c="2"/>int a, b, c;</text:p>
      <text:p text:style-name="P1"><text:s text:c="2"/>std::string type;</text:p>
      <text:p text:style-name="P1"><text:soft-page-break/><text:s text:c="2"/></text:p>
      <text:p text:style-name="P1"><text:s text:c="2"/>std::cout &lt;&lt; "Enter the sides of a triangle separated by spaces: ";</text:p>
      <text:p text:style-name="P1"><text:s text:c="2"/>std::cin &gt;&gt; a &gt;&gt; b &gt;&gt; c;</text:p>
      <text:p text:style-name="P1"/>
      <text:p text:style-name="P1"><text:s text:c="2"/>type = "Scalene";</text:p>
      <text:p text:style-name="P1"><text:s text:c="2"/></text:p>
      <text:p text:style-name="P1"/>
      <text:p text:style-name="P1"><text:s text:c="2"/>if (a==b || b==c || c==a) {</text:p>
      <text:p text:style-name="P1"><text:s text:c="4"/>type = "Isosceles";</text:p>
      <text:p text:style-name="P1"><text:s text:c="2"/>}</text:p>
      <text:p text:style-name="P1"><text:s text:c="2"/>if ((a==b) &amp;&amp; (b==c)) {</text:p>
      <text:p text:style-name="P1"><text:s text:c="4"/>type = "Equilateral";</text:p>
      <text:p text:style-name="P1"><text:s text:c="2"/>}</text:p>
      <text:p text:style-name="P1"/>
      <text:p text:style-name="P1"><text:s text:c="2"/>std::cout &lt;&lt; "It is a(n) " &lt;&lt; type &lt;&lt; " triangle" &lt;&lt; std::endl;</text:p>
      <text:p text:style-name="P1"><text:s text:c="2"/></text:p>
      <text:p text:style-name="P1"><text:s text:c="2"/>return 0;</text:p>
      <text:p text:style-name="P1">}</text:p>
      <text:p text:style-name="P1">--</text:p>
      <text:p text:style-name="P1">dedipyaman@2D:~/Code/college/Fall-17/CSE/CPP/Classwork$ g++ TriangleTypeFinder.cpp -o TriangleTypeFinder.o</text:p>
      <text:p text:style-name="P1">dedipyaman@2D:~/Code/college/Fall-17/CSE/CPP/Classwork$ ./TriangleTypeFinder.o</text:p>
      <text:p text:style-name="P1">Enter the sides of a triangle separated by spaces: 7 7 7</text:p>
      <text:p text:style-name="P1">It is a(n) Equilateral triangle</text:p>
      <text:p text:style-name="P1"/>
      <text:p text:style-name="P1">QuadraticRootFinder.cpp</text:p>
      <text:p text:style-name="P1"/>
      <text:p text:style-name="P1">#include &lt;iostream&gt;</text:p>
      <text:p text:style-name="P1">#include &lt;math.h&gt;</text:p>
      <text:p text:style-name="P1"/>
      <text:p text:style-name="P1">int main() {</text:p>
      <text:p text:style-name="P1"/>
      <text:p text:style-name="P1"><text:s text:c="2"/>int a, b, c;</text:p>
      <text:p text:style-name="P1"><text:s text:c="2"/>float discriminant, root1, root2;</text:p>
      <text:p text:style-name="P1"><text:s text:c="2"/></text:p>
      <text:p text:style-name="P1"><text:s text:c="2"/>std::cout &lt;&lt; "Quadratic equation: "</text:p>
      <text:p text:style-name="P1"><text:tab/> <text:s text:c="3"/>&lt;&lt; "ax^2 + bx +c = 0"</text:p>
      <text:p text:style-name="P1"><text:tab/> <text:s text:c="3"/>&lt;&lt; std::endl</text:p>
      <text:p text:style-name="P1"><text:tab/> <text:s text:c="3"/>&lt;&lt; "Enter a, b, c separated by spaces: ";</text:p>
      <text:p text:style-name="P1"/>
      <text:p text:style-name="P1"><text:s text:c="2"/>std::cin &gt;&gt; a &gt;&gt; b &gt;&gt; c;</text:p>
      <text:p text:style-name="P1"><text:s text:c="2"/>discriminant = b*b - 4*a*c;</text:p>
      <text:p text:style-name="P1"/>
      <text:p text:style-name="P1"><text:s text:c="2"/>if (discriminant &gt; 0) {</text:p>
      <text:p text:style-name="P1"><text:s text:c="4"/>root1 = ((0 - b) - sqrt(discriminant))/(2*a);</text:p>
      <text:p text:style-name="P1"><text:s text:c="4"/>root2 = ((0 - b) + sqrt(discriminant))/(2*a);</text:p>
      <text:p text:style-name="P1"><text:s text:c="2"/>}</text:p>
      <text:p text:style-name="P1"><text:s text:c="2"/>else if (discriminant == 0) {</text:p>
      <text:p text:style-name="P1"><text:s text:c="4"/>root1 = <text:s/>((0 - b) - sqrt(discriminant))/(2*a);</text:p>
      <text:p text:style-name="P1"><text:s text:c="2"/>}</text:p>
      <text:p text:style-name="P1"><text:s text:c="2"/></text:p>
      <text:p text:style-name="P1"><text:s text:c="2"/>else if (discriminant &lt; 0) {</text:p>
      <text:p text:style-name="P1"><text:s text:c="4"/>std::cout &lt;&lt; "No real roots, please enter new values for a,b,c" &lt;&lt; std::endl;</text:p>
      <text:p text:style-name="P1"><text:soft-page-break/><text:s text:c="4"/>main();</text:p>
      <text:p text:style-name="P1"><text:s text:c="4"/>return 0;</text:p>
      <text:p text:style-name="P1"><text:s text:c="2"/>}</text:p>
      <text:p text:style-name="P1"><text:s text:c="4"/></text:p>
      <text:p text:style-name="P1"><text:s text:c="2"/>std::cout &lt;&lt; " The roots are: " &lt;&lt; root1 &lt;&lt; "\t" &lt;&lt; root2 &lt;&lt; std::endl;</text:p>
      <text:p text:style-name="P1"/>
      <text:p text:style-name="P1"><text:s text:c="2"/>return 0;</text:p>
      <text:p text:style-name="P1">}</text:p>
      <text:p text:style-name="P1">--</text:p>
      <text:p text:style-name="P1"/>
      <text:p text:style-name="P1">dedipyaman@2D:~/Code/college/Fall-17/CSE/CPP/Classwork$ ./QuadraticRootFinder.o </text:p>
      <text:p text:style-name="P1">Quadratic equation: ax^2 + bx +c = 0</text:p>
      <text:p text:style-name="P1">Enter a, b, c separated by spaces: 12 7 12</text:p>
      <text:p text:style-name="P1">No real roots, please enter new values for a,b,c</text:p>
      <text:p text:style-name="P1">Quadratic equation: ax^2 + bx +c = 0</text:p>
      <text:p text:style-name="P1">Enter a, b, c separated by spaces: 7 12 5</text:p>
      <text:p text:style-name="P1"><text:s/>The roots are: -1<text:tab/>-0.714286</text:p>
      <text:p text:style-name="P1"/>
      <text:p text:style-name="P1">ProfitAndLoss.cpp</text:p>
      <text:p text:style-name="P1"/>
      <text:p text:style-name="P1">#include &lt;iostream&gt;</text:p>
      <text:p text:style-name="P1">#include &lt;string&gt;</text:p>
      <text:p text:style-name="P1"/>
      <text:p text:style-name="P1">int main() {</text:p>
      <text:p text:style-name="P1"/>
      <text:p text:style-name="P1"><text:s text:c="2"/>float sellingPrice, costPrice, percentage;</text:p>
      <text:p text:style-name="P1"><text:s text:c="2"/>std::string outcome;</text:p>
      <text:p text:style-name="P1"><text:s text:c="2"/></text:p>
      <text:p text:style-name="P1"><text:s text:c="2"/>std::cout &lt;&lt; "Enter the selling price: ";</text:p>
      <text:p text:style-name="P1"><text:s text:c="2"/>std::cin &gt;&gt; sellingPrice;</text:p>
      <text:p text:style-name="P1"/>
      <text:p text:style-name="P1"><text:s text:c="2"/>std::cout &lt;&lt; "Enter the cost price: ";</text:p>
      <text:p text:style-name="P1"><text:s text:c="2"/>std::cin &gt;&gt; costPrice;</text:p>
      <text:p text:style-name="P1"/>
      <text:p text:style-name="P1"><text:s text:c="2"/>outcome = "Null";</text:p>
      <text:p text:style-name="P1"><text:s text:c="2"/>percentage = 0;</text:p>
      <text:p text:style-name="P1"><text:s text:c="2"/></text:p>
      <text:p text:style-name="P1"><text:s text:c="2"/>if (sellingPrice &gt; costPrice) {</text:p>
      <text:p text:style-name="P1"/>
      <text:p text:style-name="P1"><text:s text:c="4"/>outcome = "Profit";</text:p>
      <text:p text:style-name="P1"><text:s text:c="4"/>percentage = 100*(sellingPrice-costPrice)/costPrice;</text:p>
      <text:p text:style-name="P1"><text:s text:c="4"/></text:p>
      <text:p text:style-name="P1"><text:s text:c="2"/>}</text:p>
      <text:p text:style-name="P1"/>
      <text:p text:style-name="P1"><text:s text:c="2"/>else if (costPrice &gt; sellingPrice) {</text:p>
      <text:p text:style-name="P1"/>
      <text:p text:style-name="P1"><text:s text:c="4"/>outcome = "Loss";</text:p>
      <text:p text:style-name="P1"><text:s text:c="4"/>percentage = 100*(costPrice - sellingPrice)/sellingPrice;</text:p>
      <text:p text:style-name="P1"><text:s text:c="2"/>}</text:p>
      <text:p text:style-name="P1"/>
      <text:p text:style-name="P1"><text:s text:c="2"/>std::cout &lt;&lt; "The outcome is: " &lt;&lt; outcome</text:p>
      <text:p text:style-name="P1"><text:tab/> <text:s text:c="3"/>&lt;&lt; "The percentage of " &lt;&lt; outcome</text:p>
      <text:p text:style-name="P1"><text:tab/> <text:s text:c="3"/>&lt;&lt; " " &lt;&lt; <text:s/>percentage &lt;&lt; std::endl;</text:p>
      <text:p text:style-name="P1"/>
      <text:p text:style-name="P1"><text:soft-page-break/><text:s text:c="2"/>return 0;</text:p>
      <text:p text:style-name="P1">}</text:p>
      <text:p text:style-name="P1">--</text:p>
      <text:p text:style-name="P1"/>
      <text:p text:style-name="P1">dedipyaman@2D:~/Code/college/Fall-17/CSE/CPP/Classwork$ ./ProfitAndLoss.o </text:p>
      <text:p text:style-name="P1">Enter the selling price: 1700</text:p>
      <text:p text:style-name="P1">Enter the cost price: 1300</text:p>
      <text:p text:style-name="P1">The outcome is: Profit.</text:p>
      <text:p text:style-name="P1">The percentage of Profit 30.7692</text:p>
      <text:p text:style-name="P1"/>
      <text:p text:style-name="P1">PercentageGradeCalculator.cpp</text:p>
      <text:p text:style-name="P1"/>
      <text:p text:style-name="P1">#include &lt;iostream&gt;</text:p>
      <text:p text:style-name="P1"/>
      <text:p text:style-name="P1">const int MAX_MARKS = 100;</text:p>
      <text:p text:style-name="P1"/>
      <text:p text:style-name="P1">int main() {</text:p>
      <text:p text:style-name="P1"/>
      <text:p text:style-name="P1"><text:s text:c="2"/>int grade;</text:p>
      <text:p text:style-name="P1"><text:s text:c="2"/>float marks[5], total, percentage;</text:p>
      <text:p text:style-name="P1"><text:s text:c="2"/></text:p>
      <text:p text:style-name="P1"><text:s text:c="2"/>std::cout &lt;&lt; "Enter your physics, chemistry, biology, mathematics and computer marks separated by spaces: ";</text:p>
      <text:p text:style-name="P1"/>
      <text:p text:style-name="P1"><text:s text:c="2"/>std::cin &gt;&gt; marks[0] &gt;&gt; marks[1] &gt;&gt; marks[2] &gt;&gt; marks[3] &gt;&gt; marks[4];</text:p>
      <text:p text:style-name="P1"/>
      <text:p text:style-name="P1"><text:s text:c="2"/>int i = 0;</text:p>
      <text:p text:style-name="P1"><text:s text:c="2"/></text:p>
      <text:p text:style-name="P1"><text:s text:c="2"/>while (i &lt;= 4) {</text:p>
      <text:p text:style-name="P1"/>
      <text:p text:style-name="P1"><text:s text:c="4"/>if (marks[i] &gt; MAX_MARKS) {</text:p>
      <text:p text:style-name="P1"><text:s text:c="6"/>std::cout &lt;&lt; "Please enter valid marks (max. 100)";</text:p>
      <text:p text:style-name="P1"><text:s text:c="6"/>main();</text:p>
      <text:p text:style-name="P1"><text:s text:c="6"/>return 0;</text:p>
      <text:p text:style-name="P1"><text:s text:c="4"/>}</text:p>
      <text:p text:style-name="P1"/>
      <text:p text:style-name="P1"><text:s text:c="4"/>total += marks[i];</text:p>
      <text:p text:style-name="P1"><text:s text:c="4"/>i++;</text:p>
      <text:p text:style-name="P1"><text:s text:c="2"/>}</text:p>
      <text:p text:style-name="P1"><text:s text:c="2"/></text:p>
      <text:p text:style-name="P1"><text:s text:c="2"/>percentage = 100*total/500;</text:p>
      <text:p text:style-name="P1"/>
      <text:p text:style-name="P1"><text:s text:c="2"/>grade = 72;</text:p>
      <text:p text:style-name="P1"><text:s text:c="2"/>int j = 40;</text:p>
      <text:p text:style-name="P1"/>
      <text:p text:style-name="P1"><text:s text:c="2"/>if (percentage &lt;= 40) {</text:p>
      <text:p text:style-name="P1"/>
      <text:p text:style-name="P1"><text:s text:c="4"/>std::cout &lt;&lt; "The percentage is " &lt;&lt; percentage</text:p>
      <text:p text:style-name="P1"><text:tab/> <text:s text:c="5"/>&lt;&lt; std::endl</text:p>
      <text:p text:style-name="P1"><text:tab/> <text:s text:c="5"/>&lt;&lt; "The grade is F"</text:p>
      <text:p text:style-name="P1"><text:tab/> <text:s text:c="5"/>&lt;&lt; std::endl;</text:p>
      <text:p text:style-name="P1"/>
      <text:p text:style-name="P1"><text:s text:c="4"/>return 0;</text:p>
      <text:p text:style-name="P1"><text:s text:c="2"/>}</text:p>
      <text:p text:style-name="P1"><text:soft-page-break/><text:s text:c="2"/></text:p>
      <text:p text:style-name="P1"><text:s text:c="2"/>while (j &lt;= percentage) {</text:p>
      <text:p text:style-name="P1"/>
      <text:p text:style-name="P1"><text:s text:c="4"/>grade--;</text:p>
      <text:p text:style-name="P1"><text:s text:c="4"/>j += 10; <text:s text:c="3"/></text:p>
      <text:p text:style-name="P1"><text:s text:c="2"/>}</text:p>
      <text:p text:style-name="P1"><text:s text:c="2"/></text:p>
      <text:p text:style-name="P1"><text:s text:c="2"/>std::cout &lt;&lt; "The percentage is " &lt;&lt; percentage</text:p>
      <text:p text:style-name="P1"><text:tab/> <text:s text:c="3"/>&lt;&lt; std::endl</text:p>
      <text:p text:style-name="P1"><text:tab/> <text:s text:c="3"/>&lt;&lt; "The grade is " &lt;&lt; (char)grade</text:p>
      <text:p text:style-name="P1"><text:tab/> <text:s text:c="3"/>&lt;&lt; std::endl;</text:p>
      <text:p text:style-name="P1"><text:s text:c="2"/></text:p>
      <text:p text:style-name="P1"><text:s text:c="2"/>return 0;</text:p>
      <text:p text:style-name="P1">}</text:p>
      <text:p text:style-name="P1">--</text:p>
      <text:p text:style-name="P1">./PercentageGradeCalculator.o </text:p>
      <text:p text:style-name="P1">Enter your physics, chemistry, biology, mathematics and computer marks separated by spaces: 60 80 73 93 100</text:p>
      <text:p text:style-name="P1">The percentage is 81.2</text:p>
      <text:p text:style-name="P1">The grade is C</text:p>
      <text:p text:style-name="P1"/>
      <text:p text:style-name="P1">GrossSalaryCalculator.cpp</text:p>
      <text:p text:style-name="P1"/>
      <text:p text:style-name="P1">#include &lt;iostream&gt;</text:p>
      <text:p text:style-name="P1"/>
      <text:p text:style-name="P1">int main() {</text:p>
      <text:p text:style-name="P1"/>
      <text:p text:style-name="P1"><text:s text:c="2"/>float basic, gross;</text:p>
      <text:p text:style-name="P1"><text:s text:c="2"/>float HRA = 0.3, DA = 0.95;</text:p>
      <text:p text:style-name="P1"><text:s text:c="2"/></text:p>
      <text:p text:style-name="P1"><text:s text:c="2"/>std::cout &lt;&lt; "Enter your basic salary: ";</text:p>
      <text:p text:style-name="P1"><text:s text:c="2"/>std::cin &gt;&gt; basic;</text:p>
      <text:p text:style-name="P1"/>
      <text:p text:style-name="P1"><text:s text:c="2"/>if (basic &lt;= 20000 ) {</text:p>
      <text:p text:style-name="P1"/>
      <text:p text:style-name="P1"><text:s text:c="4"/>HRA -= 0.05;</text:p>
      <text:p text:style-name="P1"><text:s text:c="4"/>DA -= 0.05;</text:p>
      <text:p text:style-name="P1"><text:s text:c="2"/>}</text:p>
      <text:p text:style-name="P1"/>
      <text:p text:style-name="P1"><text:s text:c="2"/>if (basic &lt;= 10000) {</text:p>
      <text:p text:style-name="P1"/>
      <text:p text:style-name="P1"><text:s text:c="4"/>HRA -= 0.05;</text:p>
      <text:p text:style-name="P1"><text:s text:c="4"/>DA -= 0.1;</text:p>
      <text:p text:style-name="P1"><text:s text:c="2"/>}</text:p>
      <text:p text:style-name="P1"/>
      <text:p text:style-name="P1"><text:s text:c="2"/>gross = basic + basic*(HRA+DA);</text:p>
      <text:p text:style-name="P1"/>
      <text:p text:style-name="P1"><text:s text:c="2"/>std::cout &lt;&lt; "The gross is: "</text:p>
      <text:p text:style-name="P1"><text:tab/> <text:s text:c="3"/>&lt;&lt; gross</text:p>
      <text:p text:style-name="P1"><text:tab/> <text:s text:c="3"/>&lt;&lt; std::endl;</text:p>
      <text:p text:style-name="P1"><text:s text:c="2"/>return 0;</text:p>
      <text:p text:style-name="P1">}</text:p>
      <text:p text:style-name="P1">--</text:p>
      <text:p text:style-name="P1"/>
      <text:p text:style-name="P1"><text:soft-page-break/>dedipyaman@2D:~/Code/college/Fall-17/CSE/CPP/Classwork$ ./GrossSalaryCalculator.o </text:p>
      <text:p text:style-name="P1">Enter your basic salary: 30000</text:p>
      <text:p text:style-name="P1">The gross is: 67500</text:p>
      <text:p text:style-name="P1"/>
      <text:p text:style-name="P1">ElectricityBill.cpp</text:p>
      <text:p text:style-name="P1"/>
      <text:p text:style-name="P1">#include &lt;iostream&gt;</text:p>
      <text:p text:style-name="P1"/>
      <text:p text:style-name="P1">const float SLAB_1_UNIT = 0.5;</text:p>
      <text:p text:style-name="P1"/>
      <text:p text:style-name="P1">int main() {</text:p>
      <text:p text:style-name="P1"/>
      <text:p text:style-name="P1"><text:s text:c="2"/>float slab = SLAB_1_UNIT, units , amt;</text:p>
      <text:p text:style-name="P1"><text:s text:c="2"/></text:p>
      <text:p text:style-name="P1"><text:s text:c="2"/>std::cout &lt;&lt; "Welcome to Energy Bill Calculator \n"</text:p>
      <text:p text:style-name="P1"><text:tab/> <text:s text:c="3"/>&lt;&lt; "Enter the number of units consumed: ";</text:p>
      <text:p text:style-name="P1"><text:s text:c="2"/>std::cin &gt;&gt; units;</text:p>
      <text:p text:style-name="P1"><text:s text:c="2"/></text:p>
      <text:p text:style-name="P1"><text:s text:c="2"/>if (units &gt; 100) {</text:p>
      <text:p text:style-name="P1"><text:s text:c="4"/>slab += 0.25;</text:p>
      <text:p text:style-name="P1"><text:s text:c="2"/>}</text:p>
      <text:p text:style-name="P1"/>
      <text:p text:style-name="P1"><text:s text:c="2"/>if (units &gt; 200) {</text:p>
      <text:p text:style-name="P1"><text:s text:c="4"/>slab = 1.2;</text:p>
      <text:p text:style-name="P1"><text:s text:c="2"/>}</text:p>
      <text:p text:style-name="P1"><text:s text:c="2"/>else if (units &gt; 250) {</text:p>
      <text:p text:style-name="P1"><text:s text:c="4"/>slab = 1.50;</text:p>
      <text:p text:style-name="P1"><text:s text:c="2"/>}</text:p>
      <text:p text:style-name="P1"/>
      <text:p text:style-name="P1"><text:s text:c="2"/>amt = units * slab;</text:p>
      <text:p text:style-name="P1"><text:s text:c="2"/>amt += amt*0.20;</text:p>
      <text:p text:style-name="P1"><text:s text:c="2"/></text:p>
      <text:p text:style-name="P1"><text:s text:c="2"/>std::cout &lt;&lt; "Number of units consumed: "</text:p>
      <text:p text:style-name="P1"><text:tab/> <text:s text:c="3"/>&lt;&lt; units &lt;&lt; "\n"</text:p>
      <text:p text:style-name="P1"><text:tab/> <text:s text:c="3"/>&lt;&lt; "Amount :" &lt;&lt; amt &lt;&lt; "\n";</text:p>
      <text:p text:style-name="P1"/>
      <text:p text:style-name="P1"><text:s text:c="2"/>return 0;</text:p>
      <text:p text:style-name="P1"/>
      <text:p text:style-name="P1">}</text:p>
      <text:p text:style-name="P1"><text:s text:c="2"/></text:p>
      <text:p text:style-name="P1">--</text:p>
      <text:p text:style-name="P1">dedipyaman@2D:~/Code/college/Fall-17/CSE/CPP/Classwork$ g++ ElectricityBill.cpp -o ElectricityBill.o</text:p>
      <text:p text:style-name="P1">dedipyaman@2D:~/Code/college/Fall-17/CSE/CPP/Classwork$ ./ElectricityBill.o</text:p>
      <text:p text:style-name="P1">Welcome to Energy Bill Calculator </text:p>
      <text:p text:style-name="P1">Enter the number of units consumed: 1000</text:p>
      <text:p text:style-name="P1">Number of units consumed: 1000</text:p>
      <text:p text:style-name="P1">Amount :1440</text:p>
      <text:p text:style-name="P1"/>
      <text:p text:style-name="P1">DaySelector.cpp</text:p>
      <text:p text:style-name="P1"/>
      <text:p text:style-name="P1">#include &lt;iostream&gt;</text:p>
      <text:p text:style-name="P1"/>
      <text:p text:style-name="P1"><text:soft-page-break/>int main() {</text:p>
      <text:p text:style-name="P1"/>
      <text:p text:style-name="P1"><text:s text:c="2"/>int dayNum;</text:p>
      <text:p text:style-name="P1"><text:s text:c="2"/></text:p>
      <text:p text:style-name="P1"><text:s text:c="2"/>std::cout &lt;&lt; "Enter the number of the day: ";</text:p>
      <text:p text:style-name="P1"><text:s text:c="2"/>std::cin &gt;&gt; dayNum;</text:p>
      <text:p text:style-name="P1"/>
      <text:p text:style-name="P1"><text:s text:c="2"/>switch(dayNum) {</text:p>
      <text:p text:style-name="P1"/>
      <text:p text:style-name="P1"><text:s text:c="6"/>case 1: {</text:p>
      <text:p text:style-name="P1"><text:tab/>std::cout &lt;&lt; "Monday";</text:p>
      <text:p text:style-name="P1"><text:tab/>break;</text:p>
      <text:p text:style-name="P1"><text:s text:c="6"/>}</text:p>
      <text:p text:style-name="P1"><text:s text:c="6"/>case 2: {</text:p>
      <text:p text:style-name="P1"/>
      <text:p text:style-name="P1"><text:tab/>std::cout &lt;&lt; "Tuesday";</text:p>
      <text:p text:style-name="P1"><text:tab/>break;</text:p>
      <text:p text:style-name="P1"><text:s text:c="6"/>}</text:p>
      <text:p text:style-name="P1"><text:s text:c="6"/>case 3: {</text:p>
      <text:p text:style-name="P1"/>
      <text:p text:style-name="P1"><text:tab/>std::cout &lt;&lt; "Wednesday";</text:p>
      <text:p text:style-name="P1"><text:tab/>break;</text:p>
      <text:p text:style-name="P1"><text:s text:c="6"/>}</text:p>
      <text:p text:style-name="P1"><text:s text:c="6"/>case 4: {</text:p>
      <text:p text:style-name="P1"/>
      <text:p text:style-name="P1"><text:tab/>std::cout &lt;&lt; "Thursday";</text:p>
      <text:p text:style-name="P1"><text:tab/>break;</text:p>
      <text:p text:style-name="P1"><text:s text:c="6"/>}</text:p>
      <text:p text:style-name="P1"><text:s text:c="6"/>case 5: {</text:p>
      <text:p text:style-name="P1"/>
      <text:p text:style-name="P1"><text:tab/>std::cout &lt;&lt; "Friday";</text:p>
      <text:p text:style-name="P1"><text:tab/>break;</text:p>
      <text:p text:style-name="P1"><text:s text:c="6"/>}</text:p>
      <text:p text:style-name="P1"><text:s text:c="6"/>case 6: {</text:p>
      <text:p text:style-name="P1"><text:tab/>std::cout &lt;&lt; "Saturday";</text:p>
      <text:p text:style-name="P1"><text:tab/>break;</text:p>
      <text:p text:style-name="P1"><text:s text:c="6"/>}</text:p>
      <text:p text:style-name="P1"><text:s text:c="6"/>default: std::cout &lt;&lt; "Sunday";</text:p>
      <text:p text:style-name="P1"><text:s text:c="2"/>}</text:p>
      <text:p text:style-name="P1"/>
      <text:p text:style-name="P1"><text:s text:c="2"/>std::cout &lt;&lt; "\n";</text:p>
      <text:p text:style-name="P1"/>
      <text:p text:style-name="P1"><text:s text:c="2"/>return 0;</text:p>
      <text:p text:style-name="P1">}</text:p>
      <text:p text:style-name="P1"/>
      <text:p text:style-name="P1">--</text:p>
      <text:p text:style-name="P1">./DaySelector.o </text:p>
      <text:p text:style-name="P1">Enter the number of the day: 6</text:p>
      <text:p text:style-name="P1">Saturday</text:p>
      <text:p text:style-name="P1"/>
      <text:p text:style-name="P1">MaximumBetweenTwoNosUsingSwitch.cpp</text:p>
      <text:p text:style-name="P1"/>
      <text:p text:style-name="P1">#include &lt;iostream&gt;</text:p>
      <text:p text:style-name="P1"/>
      <text:p text:style-name="P1"><text:soft-page-break/>int main() {</text:p>
      <text:p text:style-name="P1"/>
      <text:p text:style-name="P1"><text:s text:c="2"/>float a, b, max;</text:p>
      <text:p text:style-name="P1"><text:s text:c="2"/>int res;</text:p>
      <text:p text:style-name="P1"><text:s text:c="2"/>std::cout &lt;&lt; "Enter the two numbers separated by spaces: ";</text:p>
      <text:p text:style-name="P1"><text:s text:c="2"/>std::cin &gt;&gt; a &gt;&gt; b;</text:p>
      <text:p text:style-name="P1"/>
      <text:p text:style-name="P1"><text:s text:c="2"/>res = a&gt;b;</text:p>
      <text:p text:style-name="P1"><text:s text:c="2"/></text:p>
      <text:p text:style-name="P1"><text:s text:c="2"/>switch (res) {</text:p>
      <text:p text:style-name="P1"><text:s text:c="6"/>case 1: {</text:p>
      <text:p text:style-name="P1"><text:tab/>max = a;</text:p>
      <text:p text:style-name="P1"><text:tab/>break;</text:p>
      <text:p text:style-name="P1"><text:s text:c="6"/>}</text:p>
      <text:p text:style-name="P1"><text:s text:c="2"/>}</text:p>
      <text:p text:style-name="P1"/>
      <text:p text:style-name="P1"><text:s text:c="2"/>res = b &gt; a;</text:p>
      <text:p text:style-name="P1"/>
      <text:p text:style-name="P1"><text:s text:c="2"/>switch (res) {</text:p>
      <text:p text:style-name="P1"><text:s text:c="6"/>case 1: {</text:p>
      <text:p text:style-name="P1"><text:tab/>max = b;</text:p>
      <text:p text:style-name="P1"><text:tab/>break;</text:p>
      <text:p text:style-name="P1"><text:s text:c="6"/>}</text:p>
      <text:p text:style-name="P1"><text:s text:c="2"/>}</text:p>
      <text:p text:style-name="P1"/>
      <text:p text:style-name="P1"><text:s text:c="2"/>res = a == b;</text:p>
      <text:p text:style-name="P1"><text:s text:c="2"/></text:p>
      <text:p text:style-name="P1"><text:s text:c="2"/>switch (res) {</text:p>
      <text:p text:style-name="P1"><text:s text:c="6"/>case 1: {</text:p>
      <text:p text:style-name="P1"><text:tab/>std::cout &lt;&lt; "The numbers are equal";</text:p>
      <text:p text:style-name="P1"><text:tab/>break;</text:p>
      <text:p text:style-name="P1"><text:tab/>return 0;</text:p>
      <text:p text:style-name="P1"><text:s text:c="6"/>}</text:p>
      <text:p text:style-name="P1"><text:s text:c="2"/>}</text:p>
      <text:p text:style-name="P1"/>
      <text:p text:style-name="P1"><text:s text:c="2"/>std::cout &lt;&lt; "The largest number is: " &lt;&lt; max &lt;&lt; std::endl;</text:p>
      <text:p text:style-name="P1"><text:s text:c="2"/>return 0;</text:p>
      <text:p text:style-name="P1">}</text:p>
      <text:p text:style-name="P1"/>
      <text:p text:style-name="P1">--</text:p>
      <text:p text:style-name="P1">dedipyaman@2D:~/Code/college/Fall-17/CSE/CPP/Classwork$ g++ MaximumBetweenTwoNosUsingSwitch.cpp -o MaximumBetweenTwoNosUsingSwitch.o</text:p>
      <text:p text:style-name="P1">dedipyaman@2D:~/Code/college/Fall-17/CSE/CPP/Classwork$ ./MaximumBetweenTwoNosUsingSwitch.o </text:p>
      <text:p text:style-name="P1">Enter the two numbers separated by spaces: 3 4</text:p>
      <text:p text:style-name="P1">The largest number is: 4</text:p>
      <text:p text:style-name="P1"/>
      <text:p text:style-name="P1">EvenOrOddUsingSwitch.cpp</text:p>
      <text:p text:style-name="P1"/>
      <text:p text:style-name="P1">#include &lt;iostream&gt;</text:p>
      <text:p text:style-name="P1">#include &lt;string&gt;</text:p>
      <text:p text:style-name="P1"/>
      <text:p text:style-name="P1">int main() {</text:p>
      <text:p text:style-name="P1"/>
      <text:p text:style-name="P1"><text:soft-page-break/><text:s text:c="2"/>int num;</text:p>
      <text:p text:style-name="P1"><text:s text:c="2"/>std::string type;</text:p>
      <text:p text:style-name="P1"><text:s text:c="2"/></text:p>
      <text:p text:style-name="P1"><text:s text:c="2"/>std::cout &lt;&lt; "Enter the number: ";</text:p>
      <text:p text:style-name="P1"><text:s text:c="2"/>std::cin &gt;&gt; <text:s/>num;</text:p>
      <text:p text:style-name="P1"/>
      <text:p text:style-name="P1"><text:s text:c="2"/>int res = num % 2 ==0;</text:p>
      <text:p text:style-name="P1"><text:s text:c="2"/>switch(res) {</text:p>
      <text:p text:style-name="P1"/>
      <text:p text:style-name="P1"><text:s text:c="6"/>case 0:</text:p>
      <text:p text:style-name="P1"><text:tab/> <text:s/>type = "Odd";</text:p>
      <text:p text:style-name="P1"><text:tab/> <text:s/>break;</text:p>
      <text:p text:style-name="P1"><text:tab/> <text:s/></text:p>
      <text:p text:style-name="P1"><text:s text:c="6"/>case 1:</text:p>
      <text:p text:style-name="P1"><text:tab/> <text:s/>type = "Even";</text:p>
      <text:p text:style-name="P1"><text:tab/> <text:s/>break;</text:p>
      <text:p text:style-name="P1"><text:s text:c="2"/>}</text:p>
      <text:p text:style-name="P1"/>
      <text:p text:style-name="P1"><text:s text:c="2"/>std::cout &lt;&lt; "The number is: " &lt;&lt; type &lt;&lt; std::endl;</text:p>
      <text:p text:style-name="P1"/>
      <text:p text:style-name="P1"><text:s text:c="2"/>return 0;</text:p>
      <text:p text:style-name="P1">}</text:p>
      <text:p text:style-name="P1"><text:tab/> <text:s/></text:p>
      <text:p text:style-name="P1">--</text:p>
      <text:p text:style-name="P1"/>
      <text:p text:style-name="P1">dedipyaman@2D:~/Code/college/Fall-17/CSE/CPP/Classwork$ g++ EvenOrOddUsingSwitch.cpp -o EvenOrOddUsingSwitch.o</text:p>
      <text:p text:style-name="P1">dedipyaman@2D:~/Code/college/Fall-17/CSE/CPP/Classwork$ ./EvenOrOddUsingSwitch.o </text:p>
      <text:p text:style-name="P1">Enter the number: 3</text:p>
      <text:p text:style-name="P1">The number is: Odd</text:p>
      <text:p text:style-name="P1">dedipyaman@2D:~/Code/college/Fall-17/CSE/CPP/Classwork$</text:p>
      <text:p text:style-name="P1"/>
      <text:p text:style-name="P1">Calculator.cpp</text:p>
      <text:p text:style-name="P1">#include &lt;iostream&gt;</text:p>
      <text:p text:style-name="P1"/>
      <text:p text:style-name="P1">int main() {</text:p>
      <text:p text:style-name="P1"/>
      <text:p text:style-name="P1"><text:s text:c="2"/>int operation;</text:p>
      <text:p text:style-name="P1"><text:s text:c="2"/>float num1, num2, res;</text:p>
      <text:p text:style-name="P1"><text:s text:c="2"/></text:p>
      <text:p text:style-name="P1"><text:s text:c="2"/>std::cout &lt;&lt; "This is a very, very simple calculator\n"</text:p>
      <text:p text:style-name="P1"><text:tab/> <text:s text:c="3"/>&lt;&lt; "What do you want to do?\n"</text:p>
      <text:p text:style-name="P1"><text:tab/> <text:s text:c="3"/>&lt;&lt; "1. Addition\n"</text:p>
      <text:p text:style-name="P1"><text:tab/> <text:s text:c="3"/>&lt;&lt; "2. Subtraction\n"</text:p>
      <text:p text:style-name="P1"><text:tab/> <text:s text:c="3"/>&lt;&lt; "3. Multiplication\n"</text:p>
      <text:p text:style-name="P1"><text:tab/> <text:s text:c="3"/>&lt;&lt; "4. Division\n"</text:p>
      <text:p text:style-name="P1"><text:tab/> <text:s text:c="3"/>&lt;&lt; "Input: ";</text:p>
      <text:p text:style-name="P1"><text:s text:c="4"/></text:p>
      <text:p text:style-name="P1"><text:s text:c="2"/></text:p>
      <text:p text:style-name="P1"><text:s text:c="2"/>std::cin &gt;&gt; operation;</text:p>
      <text:p text:style-name="P1"/>
      <text:p text:style-name="P1"><text:s text:c="2"/>std::cout &lt;&lt; "Enter the numbers separated by spaces: ";</text:p>
      <text:p text:style-name="P1"/>
      <text:p text:style-name="P1"><text:s text:c="2"/>std::cin &gt;&gt; num1 &gt;&gt; num2;</text:p>
      <text:p text:style-name="P1"><text:soft-page-break/><text:s text:c="2"/></text:p>
      <text:p text:style-name="P1"><text:s text:c="2"/>switch (operation) {</text:p>
      <text:p text:style-name="P1"/>
      <text:p text:style-name="P1"><text:s text:c="6"/>case 1: {</text:p>
      <text:p text:style-name="P1"><text:tab/>res = num1 + num2;</text:p>
      <text:p text:style-name="P1"><text:tab/>break;</text:p>
      <text:p text:style-name="P1"><text:s text:c="6"/>}</text:p>
      <text:p text:style-name="P1"><text:s text:c="6"/>case 2: {</text:p>
      <text:p text:style-name="P1"><text:tab/>res = num1 - num2;</text:p>
      <text:p text:style-name="P1"><text:tab/>break;</text:p>
      <text:p text:style-name="P1"><text:s text:c="6"/>}</text:p>
      <text:p text:style-name="P1"><text:s text:c="6"/>case 3: {</text:p>
      <text:p text:style-name="P1"><text:tab/>res = num1 * num2;</text:p>
      <text:p text:style-name="P1"><text:tab/>break;</text:p>
      <text:p text:style-name="P1"><text:s text:c="6"/>}</text:p>
      <text:p text:style-name="P1"><text:s text:c="6"/>case 4: {</text:p>
      <text:p text:style-name="P1"><text:tab/>res = num1 / num2;</text:p>
      <text:p text:style-name="P1"><text:tab/>break;</text:p>
      <text:p text:style-name="P1"><text:s text:c="6"/>}<text:tab/></text:p>
      <text:p text:style-name="P1"><text:s text:c="2"/>}</text:p>
      <text:p text:style-name="P1"/>
      <text:p text:style-name="P1"><text:s text:c="2"/>std::cout &lt;&lt; res &lt;&lt; "\n";</text:p>
      <text:p text:style-name="P1"><text:s text:c="2"/>return 0;</text:p>
      <text:p text:style-name="P1">}</text:p>
      <text:p text:style-name="P1">--</text:p>
      <text:p text:style-name="P1">./Calculator.o </text:p>
      <text:p text:style-name="P1">This is a very, very simple calculator</text:p>
      <text:p text:style-name="P1">What do you want to do?</text:p>
      <text:p text:style-name="P1">1. Addition</text:p>
      <text:p text:style-name="P1">2. Subtraction</text:p>
      <text:p text:style-name="P1">3. Multiplication</text:p>
      <text:p text:style-name="P1">4. Division</text:p>
      <text:p text:style-name="P1">Input: 1</text:p>
      <text:p text:style-name="P1">Enter the numbers separated by spaces: 2 3</text:p>
      <text:p text:style-name="P1">5</text:p>
      <text:p text:style-name="P1"/>
      <text:p text:style-name="P1">PhoneCallBillGenerator.cpp</text:p>
      <text:p text:style-name="P1"/>
      <text:p text:style-name="P1">#include &lt;iostream&gt;</text:p>
      <text:p text:style-name="P1">#include &lt;string&gt;</text:p>
      <text:p text:style-name="P1">#include &lt;algorithm&gt;</text:p>
      <text:p text:style-name="P1">#include &lt;vector&gt;</text:p>
      <text:p text:style-name="P1"/>
      <text:p text:style-name="P1">int main() {</text:p>
      <text:p text:style-name="P1"/>
      <text:p text:style-name="P1"><text:s text:c="2"/>char dayChars[2];</text:p>
      <text:p text:style-name="P1"><text:s text:c="2"/>int time, duration;</text:p>
      <text:p text:style-name="P1"><text:s text:c="2"/>float rate, amt;</text:p>
      <text:p text:style-name="P1"><text:s text:c="2"/></text:p>
      <text:p text:style-name="P1"><text:s text:c="2"/>std::cout &lt;&lt; "Enter the day of the call: ";</text:p>
      <text:p text:style-name="P1"><text:s text:c="2"/>std::cin &gt;&gt; dayChars[0] &gt;&gt; dayChars[1];</text:p>
      <text:p text:style-name="P1"><text:s text:c="2"/></text:p>
      <text:p text:style-name="P1"><text:s text:c="2"/>std::string day(dayChars);</text:p>
      <text:p text:style-name="P1"><text:s text:c="2"/></text:p>
      <text:p text:style-name="P1"><text:soft-page-break/><text:s text:c="2"/>std::cout &lt;&lt; "Enter the time of the call in 24 Hours: ";</text:p>
      <text:p text:style-name="P1"><text:s text:c="2"/>std::cin &gt;&gt; time;</text:p>
      <text:p text:style-name="P1"/>
      <text:p text:style-name="P1"><text:s text:c="2"/>std::cout &lt;&lt; "Enter the duration of the call: ";</text:p>
      <text:p text:style-name="P1"><text:s text:c="2"/>std::cin &gt;&gt; duration;</text:p>
      <text:p text:style-name="P1"/>
      <text:p text:style-name="P1"><text:s text:c="2"/>// using transform() function and ::tolower in STL</text:p>
      <text:p text:style-name="P1"><text:s text:c="2"/>std::transform(day.begin(), day.end(), day.begin(), ::tolower);</text:p>
      <text:p text:style-name="P1"><text:s text:c="2"/></text:p>
      <text:p text:style-name="P1"><text:s text:c="2"/>std::vector&lt;std::string&gt; workDays</text:p>
      <text:p text:style-name="P1"><text:s text:c="2"/>{ "mo", "tu", "we", "th", "fr"};</text:p>
      <text:p text:style-name="P1"/>
      <text:p text:style-name="P1"><text:s text:c="2"/>std::vector&lt;std::string&gt; weekends</text:p>
      <text:p text:style-name="P1"><text:s text:c="2"/>{ "su", "sa"};</text:p>
      <text:p text:style-name="P1"/>
      <text:p text:style-name="P1"><text:s text:c="2"/></text:p>
      <text:p text:style-name="P1"><text:s text:c="2"/>if ((std::find(workDays.begin(), workDays.end(), day) != workDays.end())) {</text:p>
      <text:p text:style-name="P1"/>
      <text:p text:style-name="P1"><text:s text:c="4"/>if (time &gt;= 800 &amp;&amp; time &lt;= 1800) {</text:p>
      <text:p text:style-name="P1"><text:s text:c="6"/>rate = 0.40;</text:p>
      <text:p text:style-name="P1"><text:s text:c="4"/>}</text:p>
      <text:p text:style-name="P1"><text:s text:c="4"/>else {</text:p>
      <text:p text:style-name="P1"><text:s text:c="6"/>rate = 0.25;</text:p>
      <text:p text:style-name="P1"><text:s text:c="4"/>}</text:p>
      <text:p text:style-name="P1"><text:s text:c="2"/>}</text:p>
      <text:p text:style-name="P1"><text:s text:c="2"/>else if ((std::find(weekends.begin(), weekends.end(), day) != weekends.end())) {</text:p>
      <text:p text:style-name="P1"/>
      <text:p text:style-name="P1"><text:s text:c="4"/>rate = 0.15;</text:p>
      <text:p text:style-name="P1"><text:s text:c="2"/>}</text:p>
      <text:p text:style-name="P1"/>
      <text:p text:style-name="P1"><text:s text:c="2"/>else {</text:p>
      <text:p text:style-name="P1"/>
      <text:p text:style-name="P1"><text:s text:c="4"/>std::cout &lt;&lt; "Enter a valid day" &lt;&lt; std::endl;</text:p>
      <text:p text:style-name="P1"><text:s text:c="4"/>main();</text:p>
      <text:p text:style-name="P1"><text:s text:c="4"/>return 0;</text:p>
      <text:p text:style-name="P1"><text:s text:c="2"/>}</text:p>
      <text:p text:style-name="P1"/>
      <text:p text:style-name="P1"><text:s text:c="2"/></text:p>
      <text:p text:style-name="P1"><text:s text:c="2"/>amt = rate * duration;</text:p>
      <text:p text:style-name="P1"/>
      <text:p text:style-name="P1"><text:s text:c="2"/>std::cout &lt;&lt; "Your bill is: $" &lt;&lt; amt &lt;&lt; std::endl;</text:p>
      <text:p text:style-name="P1"><text:s text:c="2"/></text:p>
      <text:p text:style-name="P1"><text:s text:c="2"/>return 0;</text:p>
      <text:p text:style-name="P1">}</text:p>
      <text:p text:style-name="P1">--</text:p>
      <text:p text:style-name="P1">./PhoneCallBillGenerator.o </text:p>
      <text:p text:style-name="P1">Enter the day of the call: Mo</text:p>
      <text:p text:style-name="P1">Enter the time of the call in 24 Hours: 1700</text:p>
      <text:p text:style-name="P1">Enter the duration of the call: 32</text:p>
      <text:p text:style-name="P1">Your bill is: $12.8</text:p>
      <text:p text:style-name="P1"/>
      <text:p text:style-name="P1">LoanInterest.cpp</text:p>
      <text:p text:style-name="P1"/>
      <text:p text:style-name="P1"><text:soft-page-break/>#include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2"/>float loanAmt,amt, interest;</text:p>
      <text:p text:style-name="P1"/>
      <text:p text:style-name="P1"><text:s text:c="2"/>cout&lt;&lt;"Enter the loan amount: ";</text:p>
      <text:p text:style-name="P1"><text:s text:c="2"/>cin&gt;&gt;loanAmt;</text:p>
      <text:p text:style-name="P1"/>
      <text:p text:style-name="P1"><text:s text:c="2"/>cout&lt;&lt;"enter the rate of interest: ";</text:p>
      <text:p text:style-name="P1"><text:s text:c="2"/>cin&gt;&gt;interest;</text:p>
      <text:p text:style-name="P1"/>
      <text:p text:style-name="P1"><text:s text:c="2"/>int sum=0, i, j, count=0;</text:p>
      <text:p text:style-name="P1"/>
      <text:p text:style-name="P1"><text:s text:c="2"/>amt = loanAmt/20;</text:p>
      <text:p text:style-name="P1"/>
      <text:p text:style-name="P1"><text:s text:c="2"/>int l;</text:p>
      <text:p text:style-name="P1"><text:s text:c="2"/>l=loanAmt;</text:p>
      <text:p text:style-name="P1"/>
      <text:p text:style-name="P1"><text:s text:c="2"/>while(loanAmt&gt;0)</text:p>
      <text:p text:style-name="P1"><text:s text:c="4"/>{</text:p>
      <text:p text:style-name="P1"><text:s text:c="6"/>i = ((interest/100)*loanAmt)/12;</text:p>
      <text:p text:style-name="P1"><text:s text:c="6"/>sum += i;</text:p>
      <text:p text:style-name="P1"><text:s text:c="6"/>j = amt - i;</text:p>
      <text:p text:style-name="P1"><text:s text:c="6"/>loanAmt -= j;</text:p>
      <text:p text:style-name="P1"><text:s text:c="6"/>count++;</text:p>
      <text:p text:style-name="P1"/>
      <text:p text:style-name="P1"><text:s text:c="4"/>}</text:p>
      <text:p text:style-name="P1"><text:s text:c="2"/>float f,m,o ;</text:p>
      <text:p text:style-name="P1"/>
      <text:p text:style-name="P1"><text:s text:c="2"/>f = count/12;</text:p>
      <text:p text:style-name="P1"><text:s text:c="2"/>m = sum/f;</text:p>
      <text:p text:style-name="P1"><text:s text:c="2"/>o = (m/l)*100;</text:p>
      <text:p text:style-name="P1"/>
      <text:p text:style-name="P1"><text:s text:c="2"/>cout&lt;&lt;"The total interest: "&lt;&lt; sum;</text:p>
      <text:p text:style-name="P1"><text:s text:c="2"/>cout&lt;&lt;"The annualized interest percentage: "&lt;&lt; o;</text:p>
      <text:p text:style-name="P1"/>
      <text:p text:style-name="P1"><text:s text:c="2"/>return 0;</text:p>
      <text:p text:style-name="P1"/>
      <text:p text:style-name="P1">}</text:p>
      <text:p text:style-name="P1">--</text:p>
      <text:p text:style-name="P1">dedipyaman@2D:~/Code/college/Fall-17/CSE/CPP/Classwork$ g++ LoanInterest.cpp -o LoanInterest.o</text:p>
      <text:p text:style-name="P1">dedipyaman@2D:~/Code/college/Fall-17/CSE/CPP/Classwork$ ./LoanInterest.o </text:p>
      <text:p text:style-name="P1">Enter the loan amount: 1000</text:p>
      <text:p text:style-name="P1">enter the rate of interest: 8</text:p>
      <text:p text:style-name="P1">The total interest: 66The annualized interest percentage: 6.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ca" svg:font-family="Monca"/>
    <style:font-face style:name="FreeSans1" svg:font-family="FreeSans" style:font-family-generic="swiss"/>
    <style:font-face style:name="Inconsolata" svg:font-family="Inconsolata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Helvetica Neue" svg:font-family="'Helvetica Neue'" style:font-pitch="variable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17:00:29.700907363</dc:date>
    <meta:editing-duration>PT34S</meta:editing-duration>
    <meta:editing-cycles>1</meta:editing-cycles>
    <meta:document-statistic meta:table-count="0" meta:image-count="0" meta:object-count="0" meta:page-count="19" meta:paragraph-count="772" meta:word-count="2536" meta:character-count="17254" meta:non-whitespace-character-count="13943"/>
    <meta:generator>LibreOffice/5.1.6.2$Linux_X86_64 LibreOffice_project/10m0$Build-2</meta:generator>
  </office:meta>
</office:document-meta>
</file>